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bbe33d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b66c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6d6d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ackground-color="#ff6d6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bf819e" fo:border-left="0.74pt solid #000000" fo:border-right="0.74pt solid #000000" fo:border-top="none" style:vertical-align="middle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4c7dc" fo:border-left="0.74pt solid #000000" fo:border-right="0.74pt solid #000000" fo:border-top="none" style:vertical-align="middle"/>
    </style:style>
    <style:style style:name="ce13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</style:style>
    <style:style style:name="ce16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</style:style>
    <style:style style:name="ce17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6d6d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f819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afd09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bbe33d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b66c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6d6d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6d6d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bf819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bf819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CMT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used</text:p>
          </table:table-cell>
          <table:table-cell table:style-name="ce17" office:value-type="string" calcext:value-type="string">
            <text:p>Tmax</text:p>
          </table:table-cell>
          <table:table-cell table:style-name="ce17" office:value-type="string" calcext:value-type="string">
            <text:p>BestTime</text:p>
          </table:table-cell>
          <table:table-cell table:style-name="ce17" office:value-type="string" calcext:value-type="string">
            <text:p>TimeExec</text:p>
          </table:table-cell>
          <table:table-cell table:style-name="ce17" office:value-type="string" calcext:value-type="string">
            <text:p>Mdiff (%)</text:p>
          </table:table-cell>
          <table:table-cell table:style-name="ce28" office:value-type="string" calcext:value-type="string">
            <text:p>Tdiff (%)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551" office:value-type="float" office:value="551" calcext:value-type="float">
            <text:p>551</text:p>
          </table:table-cell>
          <table:table-cell table:style-name="ce18" table:formula="of:=1760.92" office:value-type="float" office:value="1760.92" calcext:value-type="float">
            <text:p>1760,92</text:p>
          </table:table-cell>
          <table:table-cell table:style-name="ce18" office:value-type="float" office:value="0.653" calcext:value-type="float">
            <text:p>0,653</text:p>
          </table:table-cell>
          <table:table-cell table:style-name="ce18" table:formula="of:= (([.F4]-[.E4])/[.E4])*100" office:value-type="float" office:value="300" calcext:value-type="float">
            <text:p>300</text:p>
          </table:table-cell>
          <table:table-cell table:style-name="ce29" table:formula="of:=(([.H4]-[.G4])/[.G4])*100" office:value-type="float" office:value="219.586206896552" calcext:value-type="float">
            <text:p>219,586206896552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CMT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75" calcext:value-type="float">
            <text:p>275</text:p>
          </table:table-cell>
          <table:table-cell table:style-name="ce18" office:value-type="float" office:value="1593.51" calcext:value-type="float">
            <text:p>1593,51</text:p>
          </table:table-cell>
          <table:table-cell table:style-name="ce18" office:value-type="float" office:value="0.633" calcext:value-type="float">
            <text:p>0,633</text:p>
          </table:table-cell>
          <table:table-cell table:style-name="ce18" table:formula="of:= (([.F5]-[.E5])/[.E5])*100" office:value-type="float" office:value="250" calcext:value-type="float">
            <text:p>250</text:p>
          </table:table-cell>
          <table:table-cell table:style-name="ce29" table:formula="of:= (([.H5]-[.G5])/[.G5])*100" office:value-type="float" office:value="479.458181818182" calcext:value-type="float">
            <text:p>479,458181818182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844.59" calcext:value-type="float">
            <text:p>1844,59</text:p>
          </table:table-cell>
          <table:table-cell table:style-name="ce18" office:value-type="float" office:value="0.686" calcext:value-type="float">
            <text:p>0,686</text:p>
          </table:table-cell>
          <table:table-cell table:style-name="ce18" table:formula="of:= (([.F6]-[.E6])/[.E6])*100" office:value-type="float" office:value="200" calcext:value-type="float">
            <text:p>200</text:p>
          </table:table-cell>
          <table:table-cell table:style-name="ce29" table:formula="of:= (([.H6]-[.G6])/[.G6])*100" office:value-type="float" office:value="870.836842105263" calcext:value-type="float">
            <text:p>870,836842105263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19" calcext:value-type="float">
            <text:p>919</text:p>
          </table:table-cell>
          <table:table-cell table:style-name="ce19" office:value-type="float" office:value="2957.68" calcext:value-type="float">
            <text:p>2957,68</text:p>
          </table:table-cell>
          <table:table-cell table:style-name="ce19" office:value-type="float" office:value="1.924" calcext:value-type="float">
            <text:p>1,924</text:p>
          </table:table-cell>
          <table:table-cell table:style-name="ce19" table:formula="of:= (([.F7]-[.E7])/[.E7])*100" office:value-type="float" office:value="300" calcext:value-type="float">
            <text:p>300</text:p>
          </table:table-cell>
          <table:table-cell table:style-name="ce30" table:formula="of:= (([.H7]-[.G7])/[.G7])*100" office:value-type="float" office:value="221.836779107726" calcext:value-type="float">
            <text:p>221,836779107726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2">
            <text:p>CMT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59" calcext:value-type="float">
            <text:p>459</text:p>
          </table:table-cell>
          <table:table-cell table:style-name="ce20" office:value-type="float" office:value="2922.64" calcext:value-type="float">
            <text:p>2922,64</text:p>
          </table:table-cell>
          <table:table-cell table:style-name="ce20" office:value-type="float" office:value="1.315" calcext:value-type="float">
            <text:p>1,315</text:p>
          </table:table-cell>
          <table:table-cell table:style-name="ce20" table:formula="of:= (([.F8]-[.E8])/[.E8])*100" office:value-type="float" office:value="250" calcext:value-type="float">
            <text:p>250</text:p>
          </table:table-cell>
          <table:table-cell table:style-name="ce31" table:formula="of:= (([.H8]-[.G8])/[.G8])*100" office:value-type="float" office:value="536.740740740741" calcext:value-type="float">
            <text:p>536,740740740741</text:p>
          </table:table-cell>
        </table:table-row>
        <table:table-row table:style-name="ro1">
          <table:table-cell table:number-columns-repeated="3"/>
          <table:covered-table-cell table:style-name="ce6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92" calcext:value-type="float">
            <text:p>292</text:p>
          </table:table-cell>
          <table:table-cell table:style-name="ce20" office:value-type="float" office:value="2855.97" calcext:value-type="float">
            <text:p>2855,97</text:p>
          </table:table-cell>
          <table:table-cell table:style-name="ce20" office:value-type="string" calcext:value-type="string">
            <text:p>1.1826</text:p>
          </table:table-cell>
          <table:table-cell table:style-name="ce20" table:formula="of:= (([.F9]-[.E9])/[.E9])*100" office:value-type="float" office:value="266.666666666667" calcext:value-type="float">
            <text:p>266,666666666667</text:p>
          </table:table-cell>
          <table:table-cell table:style-name="ce31" table:formula="of:= (([.H9]-[.G9])/[.G9])*100" office:value-type="float" office:value="878.071917808219" calcext:value-type="float">
            <text:p>878,071917808219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219" calcext:value-type="float">
            <text:p>219</text:p>
          </table:table-cell>
          <table:table-cell table:style-name="ce20" office:value-type="float" office:value="2727.96" calcext:value-type="float">
            <text:p>2727,96</text:p>
          </table:table-cell>
          <table:table-cell table:style-name="ce20" office:value-type="float" office:value="1.395" calcext:value-type="float">
            <text:p>1,395</text:p>
          </table:table-cell>
          <table:table-cell table:style-name="ce20" table:formula="of:= (([.F10]-[.E10])/[.E10])*100" office:value-type="float" office:value="275" calcext:value-type="float">
            <text:p>275</text:p>
          </table:table-cell>
          <table:table-cell table:style-name="ce31" table:formula="of:= (([.H10]-[.G10])/[.G10])*100" office:value-type="float" office:value="1145.64383561644" calcext:value-type="float">
            <text:p>1145,64383561644</text:p>
          </table:table-cell>
        </table:table-row>
        <table:table-row table:style-name="ro1">
          <table:table-cell table:number-columns-repeated="3"/>
          <table:table-cell table:style-name="ce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67" calcext:value-type="float">
            <text:p>867</text:p>
          </table:table-cell>
          <table:table-cell table:style-name="ce21" office:value-type="float" office:value="3389.3" calcext:value-type="float">
            <text:p>3389,3</text:p>
          </table:table-cell>
          <table:table-cell table:style-name="ce21" office:value-type="float" office:value="1.856" calcext:value-type="float">
            <text:p>1,856</text:p>
          </table:table-cell>
          <table:table-cell table:style-name="ce21" table:formula="of:= (([.F11]-[.E11])/[.E11])*100" office:value-type="float" office:value="400" calcext:value-type="float">
            <text:p>400</text:p>
          </table:table-cell>
          <table:table-cell table:style-name="ce32" table:formula="of:= (([.H11]-[.G11])/[.G11])*100" office:value-type="float" office:value="290.922722029988" calcext:value-type="float">
            <text:p>290,922722029988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CMT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office:value-type="float" office:value="3290.82" calcext:value-type="float">
            <text:p>3290,82</text:p>
          </table:table-cell>
          <table:table-cell table:style-name="ce22" office:value-type="float" office:value="2.111" calcext:value-type="float">
            <text:p>2,111</text:p>
          </table:table-cell>
          <table:table-cell table:style-name="ce22" table:formula="of:= (([.F12]-[.E12])/[.E12])*100" office:value-type="float" office:value="350" calcext:value-type="float">
            <text:p>350</text:p>
          </table:table-cell>
          <table:table-cell table:style-name="ce33" table:formula="of:= (([.H12]-[.G12])/[.G12])*100" office:value-type="float" office:value="658.253456221198" calcext:value-type="float">
            <text:p>658,253456221198</text:p>
          </table:table-cell>
        </table:table-row>
        <table:table-row table:style-name="ro1">
          <table:table-cell table:number-columns-repeated="3"/>
          <table:covered-table-cell table:style-name="ce9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226.74" calcext:value-type="float">
            <text:p>3226,74</text:p>
          </table:table-cell>
          <table:table-cell table:style-name="ce22" office:value-type="float" office:value="2.229" calcext:value-type="float">
            <text:p>2,229</text:p>
          </table:table-cell>
          <table:table-cell table:style-name="ce22" table:formula="of:= (([.F13]-[.E13])/[.E13])*100" office:value-type="float" office:value="333.333333333333" calcext:value-type="float">
            <text:p>333,333333333333</text:p>
          </table:table-cell>
          <table:table-cell table:style-name="ce33" table:formula="of:= (([.H13]-[.G13])/[.G13])*100" office:value-type="float" office:value="1016.51903114187" calcext:value-type="float">
            <text:p>1016,51903114187</text:p>
          </table:table-cell>
        </table:table-row>
        <table:table-row table:style-name="ro1">
          <table:table-cell table:number-columns-repeated="3"/>
          <table:table-cell table:style-name="ce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27" calcext:value-type="float">
            <text:p>227</text:p>
          </table:table-cell>
          <table:table-cell table:style-name="ce22" office:value-type="float" office:value="3315.64" calcext:value-type="float">
            <text:p>3315,64</text:p>
          </table:table-cell>
          <table:table-cell table:style-name="ce22" office:value-type="float" office:value="2.132" calcext:value-type="float">
            <text:p>2,132</text:p>
          </table:table-cell>
          <table:table-cell table:style-name="ce22" table:formula="of:= (([.F14]-[.E14])/[.E14])*100" office:value-type="float" office:value="325" calcext:value-type="float">
            <text:p>325</text:p>
          </table:table-cell>
          <table:table-cell table:style-name="ce33" table:formula="of:= (([.H14]-[.G14])/[.G14])*100" office:value-type="float" office:value="1360.63436123348" calcext:value-type="float">
            <text:p>1360,63436123348</text:p>
          </table:table-cell>
        </table:table-row>
        <table:table-row table:style-name="ro1">
          <table:table-cell table:number-columns-repeated="3"/>
          <table:table-cell table:style-name="ce10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146" calcext:value-type="float">
            <text:p>1146</text:p>
          </table:table-cell>
          <table:table-cell table:style-name="ce23" office:value-type="float" office:value="5934.41" calcext:value-type="float">
            <text:p>5934,41</text:p>
          </table:table-cell>
          <table:table-cell table:style-name="ce23" office:value-type="float" office:value="2.735" calcext:value-type="float">
            <text:p>2,735</text:p>
          </table:table-cell>
          <table:table-cell table:style-name="ce23" table:formula="of:= (([.F15]-[.E15])/[.E15])*100" office:value-type="float" office:value="500" calcext:value-type="float">
            <text:p>500</text:p>
          </table:table-cell>
          <table:table-cell table:style-name="ce34" table:formula="of:= (([.H15]-[.G15])/[.G15])*100" office:value-type="float" office:value="417.836823734729" calcext:value-type="float">
            <text:p>417,836823734729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 table:number-columns-spanned="1" table:number-rows-spanned="2">
            <text:p>CMT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4976.1" calcext:value-type="float">
            <text:p>4976,1</text:p>
          </table:table-cell>
          <table:table-cell table:style-name="ce24" office:value-type="float" office:value="2.868" calcext:value-type="float">
            <text:p>2,868</text:p>
          </table:table-cell>
          <table:table-cell table:style-name="ce24" table:formula="of:= (([.F16]-[.E16])/[.E16])*100" office:value-type="float" office:value="450" calcext:value-type="float">
            <text:p>450</text:p>
          </table:table-cell>
          <table:table-cell table:style-name="ce35" table:formula="of:= (([.H16]-[.G16])/[.G16])*100" office:value-type="float" office:value="768.429319371728" calcext:value-type="float">
            <text:p>768,429319371728</text:p>
          </table:table-cell>
        </table:table-row>
        <table:table-row table:style-name="ro1">
          <table:table-cell table:number-columns-repeated="3"/>
          <table:covered-table-cell table:style-name="ce1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4513.76" calcext:value-type="float">
            <text:p>4513,76</text:p>
          </table:table-cell>
          <table:table-cell table:style-name="ce24" office:value-type="float" office:value="2903" calcext:value-type="float">
            <text:p>2903</text:p>
          </table:table-cell>
          <table:table-cell table:style-name="ce24" table:formula="of:= (([.F17]-[.E17])/[.E17])*100" office:value-type="float" office:value="333.333333333333" calcext:value-type="float">
            <text:p>333,333333333333</text:p>
          </table:table-cell>
          <table:table-cell table:style-name="ce35" table:formula="of:= (([.H17]-[.G17])/[.G17])*100" office:value-type="float" office:value="1081.61256544503" calcext:value-type="float">
            <text:p>1081,61256544503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4736.12" calcext:value-type="float">
            <text:p>4736,12</text:p>
          </table:table-cell>
          <table:table-cell table:style-name="ce24" office:value-type="float" office:value="3.68" calcext:value-type="float">
            <text:p>3,68</text:p>
          </table:table-cell>
          <table:table-cell table:style-name="ce24" table:formula="of:= (([.F18]-[.E18])/[.E18])*100" office:value-type="float" office:value="475" calcext:value-type="float">
            <text:p>475</text:p>
          </table:table-cell>
          <table:table-cell table:style-name="ce35" table:formula="of:= (([.H18]-[.G18])/[.G18])*100" office:value-type="float" office:value="1550.21602787456" calcext:value-type="float">
            <text:p>1550,21602787456</text:p>
          </table:table-cell>
        </table:table-row>
        <table:table-row table:style-name="ro1">
          <table:table-cell table:number-columns-repeated="3"/>
          <table:table-cell table:style-name="ce1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02" calcext:value-type="float">
            <text:p>902</text:p>
          </table:table-cell>
          <table:table-cell table:style-name="ce25" office:value-type="float" office:value="4240.3" calcext:value-type="float">
            <text:p>4240,3</text:p>
          </table:table-cell>
          <table:table-cell table:style-name="ce25" office:value-type="float" office:value="2.004" calcext:value-type="float">
            <text:p>2,004</text:p>
          </table:table-cell>
          <table:table-cell table:style-name="ce25" table:formula="of:= (([.F19]-[.E19])/[.E19])*100" office:value-type="float" office:value="400" calcext:value-type="float">
            <text:p>400</text:p>
          </table:table-cell>
          <table:table-cell table:style-name="ce36" table:formula="of:= (([.H19]-[.G19])/[.G19])*100" office:value-type="float" office:value="370.09977827051" calcext:value-type="float">
            <text:p>370,09977827051</text:p>
          </table:table-cell>
        </table:table-row>
        <table:table-row table:style-name="ro1">
          <table:table-cell table:number-columns-repeated="3"/>
          <table:table-cell table:style-name="ce14" office:value-type="string" calcext:value-type="string" table:number-columns-spanned="1" table:number-rows-spanned="2">
            <text:p>CMT1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029.75" calcext:value-type="float">
            <text:p>4029,75</text:p>
          </table:table-cell>
          <table:table-cell table:style-name="ce26" office:value-type="float" office:value="2.038" calcext:value-type="float">
            <text:p>2,038</text:p>
          </table:table-cell>
          <table:table-cell table:style-name="ce26" table:formula="of:= (([.F20]-[.E20])/[.E20])*100" office:value-type="float" office:value="400" calcext:value-type="float">
            <text:p>400</text:p>
          </table:table-cell>
          <table:table-cell table:style-name="ce37" table:formula="of:= (([.H20]-[.G20])/[.G20])*100" office:value-type="float" office:value="793.514412416851" calcext:value-type="float">
            <text:p>793,514412416851</text:p>
          </table:table-cell>
        </table:table-row>
        <table:table-row table:style-name="ro1">
          <table:table-cell table:number-columns-repeated="3"/>
          <table:covered-table-cell table:style-name="ce15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3769.03" calcext:value-type="float">
            <text:p>3769,03</text:p>
          </table:table-cell>
          <table:table-cell table:style-name="ce26" office:value-type="float" office:value="2.489" calcext:value-type="float">
            <text:p>2,489</text:p>
          </table:table-cell>
          <table:table-cell table:style-name="ce26" table:formula="of:= (([.F21]-[.E21])/[.E21])*100" office:value-type="float" office:value="400" calcext:value-type="float">
            <text:p>400</text:p>
          </table:table-cell>
          <table:table-cell table:style-name="ce37" table:formula="of:= (([.H21]-[.G21])/[.G21])*100" office:value-type="float" office:value="1152.16943521595" calcext:value-type="float">
            <text:p>1152,16943521595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6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3981.11" calcext:value-type="float">
            <text:p>3981,11</text:p>
          </table:table-cell>
          <table:table-cell table:style-name="ce27" office:value-type="float" office:value="2.192" calcext:value-type="float">
            <text:p>2,192</text:p>
          </table:table-cell>
          <table:table-cell table:style-name="ce27" table:formula="of:= (([.F22]-[.E22])/[.E22])*100" office:value-type="float" office:value="425" calcext:value-type="float">
            <text:p>425</text:p>
          </table:table-cell>
          <table:table-cell table:style-name="ce38" table:formula="of:= (([.H22]-[.G22])/[.G22])*100" office:value-type="float" office:value="1669.38222222222" calcext:value-type="float">
            <text:p>1669,38222222222</text:p>
          </table:table-cell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9:22:07.897177304</meta:creation-date>
    <dc:date>2025-04-10T20:07:02.245788833</dc:date>
    <meta:editing-duration>PT57S</meta:editing-duration>
    <meta:editing-cycles>1</meta:editing-cycles>
    <meta:document-statistic meta:table-count="1" meta:cell-count="146" meta:object-count="0"/>
    <meta:generator>LibreOffice/7.3.7.2$Linux_X86_64 LibreOffice_project/30$Build-2</meta:generator>
  </office:meta>
</office:document-meta>
</file>